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aa2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to de <text:span text:style-name="T1">E</text:span>ntrega da <text:span text:style-name="T1">U</text:span>nidade 4</text:p>
      <text:p text:style-name="Subtitle"><text:span text:style-name="T1">P</text:span>ós-graduação Unyleya</text:p>
      <text:h text:style-name="Heading_20_1" text:outline-level="1">Tecnologias utilizadas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6:50:25.029651524</meta:creation-date>
    <dc:date>2025-01-29T16:57:01.461295773</dc:date>
    <meta:editing-duration>PT6M37S</meta:editing-duration>
    <meta:editing-cycles>1</meta:editing-cycles>
    <meta:document-statistic meta:table-count="0" meta:image-count="0" meta:object-count="0" meta:page-count="1" meta:paragraph-count="3" meta:word-count="10" meta:character-count="74" meta:non-whitespace-character-count="67"/>
    <meta:generator>LibreOffice/24.2.7.2$Linux_X86_64 LibreOffice_project/420$Build-2</meta:generator>
  </office:meta>
</office:document-meta>
</file>